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5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503310317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165550884703316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65550414859852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94303058764112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94303058764112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94303058764112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3 16:55:45.985427</text:p>
          </table:table-cell>
        </table:table-row>
        <table:table-row table:style-name="TableLine94303058764112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3</text:p>
          </table:table-cell>
        </table:table-row>
        <table:table-row table:style-name="TableLine94303058764112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94303058764112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94303058764112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40378199732848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40378199732848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40378199732848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3 16:55:45.985427</text:p>
          </table:table-cell>
        </table:table-row>
        <table:table-row table:style-name="TableLine140378199732848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3</text:p>
          </table:table-cell>
        </table:table-row>
        <table:table-row table:style-name="TableLine140378199732848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40378199732848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40378199732848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165551112047260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../../usr/lib/python3.9/site-packages/unogenerator-0.5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../../usr/lib/python3.9/site-packages/unogenerator-0.5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../../usr/lib/python3.9/site-packages/unogenerator-0.5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55:4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5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3T16:55:49.255987651</dc:date>
    <dc:title>Documentación de UnoGenerator</dc:title>
    <meta:document-statistic meta:table-count="2" meta:image-count="106" meta:object-count="0" meta:page-count="5" meta:paragraph-count="71" meta:word-count="499" meta:character-count="3387" meta:non-whitespace-character-count="2925"/>
  </office:meta>
</office:document-meta>
</file>